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4edc3" officeooo:paragraph-rsid="0014edc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s" fo:country="ES" fo:font-weight="bold" officeooo:rsid="00149222" officeooo:paragraph-rsid="0014922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s" fo:country="ES" fo:font-weight="bold" officeooo:rsid="00149222" officeooo:paragraph-rsid="0014922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s" fo:country="ES" fo:font-weight="bold" officeooo:rsid="0014edc3" officeooo:paragraph-rsid="0014edc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s" fo:country="ES" fo:font-weight="bold" officeooo:rsid="00154794" officeooo:paragraph-rsid="0015479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s" fo:country="ES" fo:font-weight="bold" officeooo:rsid="0015c896" officeooo:paragraph-rsid="0015c896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language="es" fo:country="ES" fo:font-weight="bold" officeooo:rsid="0015c896" officeooo:paragraph-rsid="0015c89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4794" style:font-weight-asian="normal" style:font-weight-complex="normal"/>
    </style:style>
    <style:style style:name="T3" style:family="text">
      <style:text-properties fo:font-weight="normal" officeooo:rsid="0015c896" style:font-weight-asian="normal" style:font-weight-complex="normal"/>
    </style:style>
    <style:style style:name="T4" style:family="text">
      <style:text-properties fo:language="es" fo:country="ES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de Uusuario IDTArqui</text:p>
      <text:p text:style-name="P3"><text:span text:style-name="T1"/></text:p>
      <text:p text:style-name="P4"><text:span text:style-name="T1">1° Seguir los pasos para realizar el setup para utilizar la librería provista por la cátedra en el siguiente link:</text:span></text:p>
      <text:p text:style-name="P1"><text:span text:style-name="T4"><text:tab/></text:span><text:a xlink:type="simple" xlink:href="https://bitbucket.org/RowDaBoat/x64barebones/wiki/Home" text:style-name="Internet_20_link" text:visited-style-name="Visited_20_Internet_20_Link">https://bitbucket.org/RowDaBoat/x64barebones/wiki/Home</text:a></text:p>
      <text:p text:style-name="P4"><text:span text:style-name="T1">2° Al correr el </text:span><text:span text:style-name="T2">comando “./run.sh” se abrirá la terminal de comandos y espere hasta ver el texto intrductorio para comenzar a utilizarla.</text:span></text:p>
      <text:p text:style-name="P5"><text:span text:style-name="T1">3° Al comienzo </text:span><text:span text:style-name="T3">podrá ver cuales son los posibles comandos a utilizar. De cualquier manera también puede usar el comando help para ver como funciona cada comando.</text:span></text:p>
      <text:p text:style-name="P6"><text:span text:style-name="T1">4° Los comandos a utilizar son:</text:span></text:p>
      <text:list xml:id="list2288306334466926905" text:style-name="L1">
        <text:list-item>
          <text:p text:style-name="P7"><text:span text:style-name="T1">time: mostrará la hora actual en base al RTC de la PC.</text:span></text:p>
        </text:list-item>
        <text:list-item>
          <text:p text:style-name="P7"><text:span text:style-name="T1">help: muestra que hace cada comando posible y una breve explicación.</text:span></text:p>
        </text:list-item>
        <text:list-item>
          <text:p text:style-name="P7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2:47:46.632812336</meta:creation-date>
    <meta:generator>LibreOffice/5.1.6.2$Linux_X86_64 LibreOffice_project/10m0$Build-2</meta:generator>
    <dc:date>2017-11-12T23:34:17.456980883</dc:date>
    <meta:editing-duration>PT9M28S</meta:editing-duration>
    <meta:editing-cycles>2</meta:editing-cycles>
    <meta:document-statistic meta:table-count="0" meta:image-count="0" meta:object-count="0" meta:page-count="1" meta:paragraph-count="9" meta:word-count="107" meta:character-count="650" meta:non-whitespace-character-count="553"/>
  </office:meta>
</office:document-meta>
</file>